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DejaVu Sans" fo:font-size="12pt" officeooo:paragraph-rsid="001955d7" style:font-size-asian="12pt" style:font-size-complex="12pt"/>
    </style:style>
    <style:style style:name="P2" style:family="paragraph" style:parent-style-name="Text_20_body">
      <style:text-properties style:font-name="DejaVu Sans" officeooo:paragraph-rsid="001b1d18"/>
    </style:style>
    <style:style style:name="P3" style:family="paragraph" style:parent-style-name="Standard">
      <style:text-properties style:font-name="DejaVu Sans" fo:font-size="14pt" officeooo:paragraph-rsid="001b1d18" style:font-size-asian="14pt" style:font-size-complex="14pt"/>
    </style:style>
    <style:style style:name="T1" style:family="text">
      <style:text-properties fo:font-style="italic"/>
    </style:style>
    <style:style style:name="T2" style:family="text">
      <style:text-properties officeooo:rsid="00128c4c"/>
    </style:style>
    <style:style style:name="T3" style:family="text">
      <style:text-properties officeooo:rsid="0011f669"/>
    </style:style>
    <style:style style:name="T4" style:family="text">
      <style:text-properties officeooo:rsid="0011c3f7"/>
    </style:style>
    <style:style style:name="T5" style:family="text">
      <style:text-properties style:font-name="DejaVu San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nin<text:line-break/><text:line-break/>10 years ago an old friend of mine, Mokseshwarananda, wrote that the acharyas are now like Ronin, samurais without a master that must hold true to their own principles because they no longer have a master to direct them. He referred to the master as the organization, the collective system of discipline that governs their society. I was inspired by this idea, and I still am,  but I found out he was just another acolyte for Shamitananda, the "Cobra Killer." I have already discussed the crime of how this leader of the North American society tried to murder a nun while he was the Sectorial Secretary of the Path of Bliss. He gave her a mango lassi yogurt drink laced with cobra venom after pursuing her all of the way to India!  Ask Didi Anandausa, Krsnananda, Dinesh, Ramesh Bjorn or any of the rest of the Asheville, North Carolina group that cover for Shamitananda.  Approach them, look them in the eyes and ask them if they know about this heinous crime.  Ask Peter Fleury in Austin.  I have spoken to all of them.  They can't deny it and bow their heads in shame.  Still, Mokseshvarananda and many other "independents" like Madhuvidyananda, Nabhaniilananda, Kreepysundarananda, Darth Vindu, etc. etc. followed Shamitananda and saw him not just as an organizational leader but a spiritual leader as well. All of these people were just acolytes for the CobraKiller Shamitananda and the putrid "Bengali" regime which allowed such a man to be a leader.  Whoever committed transgressions and was disciplined by Ananda Marga went running off to the Bengalis for a hearty dose of psychological cobra venom to quell their cognitive dissonance.<text:line-break/><text:line-break/>Some people ask why I continue to mention this example. Well, it is because nobody has done anything about this problem. Nabhaniilananda travels around the world telling people that Shamitananda has a great realization of the guru, for example. Also, because the attempted murder of Didi Ananda Viina is just the tip of the iceberg. Shamitananda and Madhuvidyananda were held at gunpoint by the Austin Swat Team during a Dharma Chakra or collective meditation in Austin Texas just a few years after the attempted murder. It was at the home of the LFT of Shamitananda, who, after being apprehended, went to prison for selling drugs. I knew him before this incident. He was approached by Abhishuddhananda a few years before this with an offer to run drugs from Mexico into the U.S. He told me about this as if this monk was insane. I knew that the monk wanted to exploit the weaknesses of this youth. He was a tranquil pot smoker who grew his own weed, somebody doing something considered taboo and outside the strict yogi system of Ananda Marga, but not dealing or harming anybody, and so the crooked monk thought he could be used in greater shemes. He confessed everything to me and I assured him that the monk was not a monk at all and that he had better stay clear of Shamitananda and Madhuvidyananda as well. Shamitanda and Madhuvidyananda later used this young man's home as their work base. This man <text:soft-page-break/>worked back and forth between Austin and St. Louis and had many houses full of hydroponic marijuana plants. It is curious that Shamitananda established a meditation center in St. Louis at this time. With what money one might ask? His LFT acolyte sometimes had so much cash that he did not know where to hide it.  <text:line-break/><text:line-break/>Also, I recently got some information about from the Monterrey Mexico police department about the murder of Gagan, the millionare president of Ananda Marga Mexico that was murdered 6 years ago. Why were there all of those frantic phone calls between some numbers in Denver Colorado with Gagan’s phone in Mexico? Shamitananda and his Bengali goons were arguing with Gagan about his will when he was murdered. Gagan wanted to change his will to leave his money to his family instead of The Path of Bliss. All of those thugs were based out of Denver, Colorado while they were living with the VSS (Very Stupid Soldiers) chief there. If I were an international detective I would certainly have some very strong clues to follow. Also, the day before Gagan was stabbed 65 times with a knife Shudhatmananda and another unidentified man in orange arrived at the Monterrey Jagrti, close to Gagan's home. Curious coincidence? One could also ask Kreepy and Darth Vindu about this scheme that they were involved with at the same time these playboys were gallivanting around Mexico.<text:line-break/><text:line-break/>Some say that the Ananda Marga yoga system does not function because of all of the criminality within their society. First of all, I would say that the Path of Bliss in North America has nothing to do with Ananda Marga.  Ananda Marga functions as it should and has it's own defense mechanisms: those who transgress the fundamental principles are sent in a downward spiral very rapidly. Nature exposes them by manifesting their karmic reactions so as to tell humanity that they are imposters. Only those who sincerely practice and manifest their spiritual ideology in will remain standing, the rest have already been sent to the underworld of enless scandal where they freely exercise their true impulses.</text:p>
      <text:p text:style-name="P1">People like Nabhaniilananda "Monk Dude" and his friends in North America who promote the CobraKiller as a great acharya are but slaves for Ravana, the serpent who abducted Sita in the Indian epic, <text:span text:style-name="T1">The Ramayana</text:span>. The crimes of these acolytes of Shamitananda are no less destructive than those of Ravana, and that is why Ravana is the classic "mahapapii", or "great sinner." He is great in that regard because after abducting Sita in the guise of a sanyassi dressed in orange so many people doubt the good intentions of all sanyassis.</text:p>
      <text:p text:style-name="P1"/>
      <text:p text:style-name="P2"> <text:span text:style-name="T3">Subscribe to my mailing list by sending an email to </text:span><text:a xlink:type="simple" xlink:href="mailto: enckwilliam@protonmail.com?subject=Subscribe" text:style-name="Internet_20_link" text:visited-style-name="Visited_20_Internet_20_Link"><text:span text:style-name="T4">enckwilliam@protonmail.com</text:span></text:a></text:p>
      <text:p text:style-name="P2"> </text:p>
      <text:p text:style-name="P3"><text:soft-page-break/><text:a xlink:type="simple" xlink:href="https://mega.nz/folder/SdoxBAba#i0aGD1umAgKgi6zTagEmgg" text:style-name="Internet_20_link" text:visited-style-name="Visited_20_Internet_20_Link"> </text:a><text:a xlink:type="simple" xlink:href="https://drive.google.com/drive/folders/19GuG1CeNGfSVS4FZU2bCnbq9rR0Wa6WY?usp=sharing" text:style-name="Internet_20_link" text:visited-style-name="Visited_20_Internet_20_Link">All Essays And Books</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7T15:25:08.724698559</meta:creation-date>
    <dc:date>2021-11-16T07:54:46.460451073</dc:date>
    <meta:editing-duration>PT6M10S</meta:editing-duration>
    <meta:editing-cycles>3</meta:editing-cycles>
    <meta:generator>LibreOffice/7.0.4.2$Linux_X86_64 LibreOffice_project/00$Build-2</meta:generator>
    <meta:document-statistic meta:table-count="0" meta:image-count="0" meta:object-count="0" meta:page-count="3" meta:paragraph-count="5" meta:word-count="983" meta:character-count="5778" meta:non-whitespace-character-count="4781"/>
  </office:meta>
</office:document-meta>
</file>